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9ae02"/>
    </style:style>
    <style:style style:name="P2" style:family="paragraph" style:parent-style-name="Text_20_body">
      <style:text-properties officeooo:rsid="0019ae02" officeooo:paragraph-rsid="0019ae02"/>
    </style:style>
    <style:style style:name="P3" style:family="paragraph" style:parent-style-name="Text_20_body">
      <style:text-properties style:text-underline-style="solid" style:text-underline-width="auto" style:text-underline-color="font-color" officeooo:rsid="0019ae02" officeooo:paragraph-rsid="0019ae02"/>
    </style:style>
    <style:style style:name="P4" style:family="paragraph" style:parent-style-name="Text_20_body">
      <style:text-properties style:text-underline-style="solid" style:text-underline-width="auto" style:text-underline-color="font-color" fo:font-weight="normal" officeooo:rsid="0019ae02" officeooo:paragraph-rsid="0019ae02" style:font-weight-asian="normal" style:font-weight-complex="normal"/>
    </style:style>
    <style:style style:name="P5" style:family="paragraph" style:parent-style-name="Text_20_body">
      <style:text-properties style:text-underline-style="solid" style:text-underline-width="auto" style:text-underline-color="font-color" officeooo:rsid="001b68fd" officeooo:paragraph-rsid="001b68fd"/>
    </style:style>
    <style:style style:name="P6" style:family="paragraph" style:parent-style-name="Text_20_body">
      <style:text-properties officeooo:rsid="001c8769" officeooo:paragraph-rsid="0019ae02"/>
    </style:style>
    <style:style style:name="P7" style:family="paragraph" style:parent-style-name="Text_20_body">
      <style:text-properties style:text-underline-style="none" fo:font-weight="normal" officeooo:rsid="0019ae02" officeooo:paragraph-rsid="0019ae02" style:font-weight-asian="normal" style:font-weight-complex="normal"/>
    </style:style>
    <style:style style:name="P8" style:family="paragraph" style:parent-style-name="Text_20_body">
      <style:text-properties style:text-underline-style="none" officeooo:rsid="0019ae02" officeooo:paragraph-rsid="0019ae02"/>
    </style:style>
    <style:style style:name="P9" style:family="paragraph" style:parent-style-name="Text_20_body">
      <style:text-properties officeooo:rsid="001b68fd" officeooo:paragraph-rsid="001b68fd"/>
    </style:style>
    <style:style style:name="P10" style:family="paragraph" style:parent-style-name="Standard">
      <style:text-properties officeooo:paragraph-rsid="0019ae02"/>
    </style:style>
    <style:style style:name="P11" style:family="paragraph" style:parent-style-name="Standard">
      <style:text-properties officeooo:rsid="0019ae02" officeooo:paragraph-rsid="0019ae02"/>
    </style:style>
    <style:style style:name="P12" style:family="paragraph" style:parent-style-name="Heading_20_3">
      <style:text-properties officeooo:paragraph-rsid="0019ae02"/>
    </style:style>
    <style:style style:name="P13" style:family="paragraph" style:parent-style-name="Heading_20_2">
      <style:paragraph-properties fo:break-before="page"/>
      <style:text-properties officeooo:paragraph-rsid="0019ae02"/>
    </style:style>
    <style:style style:name="T1" style:family="text">
      <style:text-properties officeooo:rsid="0019ae02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9ae02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2">Feature Report</text:h>
      <text:p text:style-name="P10"/>
      <text:h text:style-name="P12" text:outline-level="3">Features implemented and working properly</text:h>
      <text:p text:style-name="P3"/>
      <text:p text:style-name="P8">We extended the partial implementation we received with:</text:p>
      <text:p text:style-name="P3"/>
      <text:p text:style-name="P3">Animations</text:p>
      <text:p text:style-name="P2">Connect Four: Game pieces must drop from the top edge of the board to their valid place.</text:p>
      <text:p text:style-name="P2">Othello: Each game piece that is trapped by a move must be animated to its new colour in sequence.</text:p>
      <text:p text:style-name="P2"/>
      <text:p text:style-name="P4">Victory</text:p>
      <text:p text:style-name="P7">Connect Four: Sequence of winning four pieces highlighted visually. In the event that multiple sequences of four pieces exist, only one set of four pieces are correctly highlighted.</text:p>
      <text:p text:style-name="P7">Othello: Winning player's moves are highlighted.</text:p>
      <text:p text:style-name="P2"><text:span text:style-name="T2">In the event of a draw, no pieces are highlighted.</text:span></text:p>
      <text:p text:style-name="P2"><text:span text:style-name="T2"/></text:p>
      <text:p text:style-name="P3"><text:span text:style-name="T4">Clock</text:span></text:p>
      <text:p text:style-name="P2"><text:span text:style-name="T2">The numbers of hours, minutes, and seconds of</text:span></text:p>
      <text:p text:style-name="P2"><text:span text:style-name="T2">game time elapsed (HH:MM:SS) since the start</text:span></text:p>
      <text:p text:style-name="P2"><text:span text:style-name="T2">of the game.</text:span></text:p>
      <text:p text:style-name="P2"><text:span text:style-name="T2"/></text:p>
      <text:p text:style-name="P3"><text:span text:style-name="T4">Saving / Loading</text:span></text:p>
      <text:p text:style-name="P2"><text:span text:style-name="T2">There is a button to save the game to disk.</text:span></text:p>
      <text:p text:style-name="P2"><text:span text:style-name="T2">There is a button to load the game from disk.</text:span></text:p>
      <text:p text:style-name="P2"><text:span text:style-name="T2">When the game is loaded, all of the information</text:span></text:p>
      <text:p text:style-name="P1"><text:span text:style-name="T3">is correct up until the last save point.</text:span></text:p>
      <text:p text:style-name="P9"/>
      <text:p text:style-name="P5">Computer Player: Easy</text:p>
      <text:p text:style-name="P9"/>
      <text:p text:style-name="P5">Computer Player: Hard</text:p>
      <text:h text:style-name="P12" text:outline-level="3">Features implemented and not working properly</text:h>
      <text:p text:style-name="P11">N/A</text:p>
      <text:p text:style-name="P10"/>
      <text:h text:style-name="P12" text:outline-level="3">Features not implemented (and why)</text:h>
      <text:p text:style-name="P6"><text:span text:style-name="T1">A</text:span>llowing the user to choose the colour of their own piece was not possible in the code base we <text:soft-page-break/>inherited. This problem was not solvable without a complete re-engineering of the product, as this was hard coded across dozens of files. To do so would require renegotiating the time-scale for the product release.</text:p>
      <text:p text:style-name="P1"/>
      <text:h text:style-name="P12" text:outline-level="3">Unexpected successes or problems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hyphenation-ladder-count="no-limit"/>
      <style:text-properties fo:font-weight="bold" style:font-weight-asian="bold" style:font-weight-complex="bold" fo:hyphenate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7T16:17:41.295000000</meta:creation-date>
    <dc:date>2014-03-27T16:23:46.723000000</dc:date>
    <meta:editing-duration>PT55S</meta:editing-duration>
    <meta:editing-cycles>2</meta:editing-cycles>
    <meta:generator>LibreOffice/4.1.2.3$Windows_x86 LibreOffice_project/40b2d7fde7e8d2d7bc5a449dc65df4d08a7dd38</meta:generator>
    <meta:document-statistic meta:table-count="0" meta:image-count="0" meta:object-count="0" meta:page-count="2" meta:paragraph-count="26" meta:word-count="231" meta:character-count="1355" meta:non-whitespace-character-count="1150"/>
  </office:meta>
</office:document-meta>
</file>